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H Sarabun New" svg:font-family="'TH Sarabun New'"/>
    <style:font-face style:name="FreeSans1" svg:font-family="FreeSans" style:font-family-generic="swiss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89cm" table:align="right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5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416cm" table:align="right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5.015cm"/>
    </style:style>
    <style:style style:name="Table2.C" style:family="table-column">
      <style:table-column-properties style:column-width="2.394cm"/>
    </style:style>
    <style:style style:name="Table2.D" style:family="table-column">
      <style:table-column-properties style:column-width="5.3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497cm" fo:margin-left="3.364cm" table:align="left"/>
    </style:style>
    <style:style style:name="Table3.A" style:family="table-column">
      <style:table-column-properties style:column-width="11.497cm"/>
    </style:style>
    <style:style style:name="Table3.1" style:family="table-row">
      <style:table-row-properties style:min-row-height="8.899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1.303cm" table:align="margins"/>
    </style:style>
    <style:style style:name="Table4.A" style:family="table-column">
      <style:table-column-properties style:column-width="2.826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D2" style:family="table-cell">
      <style:table-cell-properties fo:padding="0.097cm" fo:border="0.05pt solid #ffffff"/>
    </style:style>
    <style:style style:name="Table5" style:family="table">
      <style:table-properties style:width="8.491cm" table:align="left"/>
    </style:style>
    <style:style style:name="Table5.A" style:family="table-column">
      <style:table-column-properties style:column-width="2.826cm"/>
    </style:style>
    <style:style style:name="Table5.C" style:family="table-column">
      <style:table-column-properties style:column-width="2.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C2" style:family="table-cell">
      <style:table-cell-properties fo:padding="0.097cm" fo:border="0.05pt solid #ffffff"/>
    </style:style>
    <style:style style:name="Table6" style:family="table">
      <style:table-properties style:width="2.79cm" table:align="left"/>
    </style:style>
    <style:style style:name="Table6.A" style:family="table-column">
      <style:table-column-properties style:column-width="2.79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TH Sarabun New1" fo:font-size="16pt" style:text-underline-style="none" fo:font-weight="normal" officeooo:rsid="001ec62c" officeooo:paragraph-rsid="001ec62c" style:font-size-asian="16pt" style:font-weight-asian="normal" style:font-name-complex="TH Sarabun New1" style:font-size-complex="16pt" style:font-weight-complex="normal"/>
    </style:style>
    <style:style style:name="P2" style:family="paragraph" style:parent-style-name="Standard" style:list-style-name="L2">
      <style:text-properties officeooo:paragraph-rsid="002848f0"/>
    </style:style>
    <style:style style:name="P3" style:family="paragraph" style:parent-style-name="Standard">
      <style:text-properties style:font-name="TH Sarabun New1" fo:font-size="16pt" officeooo:rsid="0019a1dd" officeooo:paragraph-rsid="0019a1dd" style:font-size-asian="16pt" style:font-name-complex="TH Sarabun New1" style:font-size-complex="16pt"/>
    </style:style>
    <style:style style:name="P4" style:family="paragraph" style:parent-style-name="Standard" style:list-style-name="L2">
      <style:text-properties style:font-name="TH Sarabun New1" fo:font-size="16pt" officeooo:rsid="0019a1dd" officeooo:paragraph-rsid="001cde60" style:font-size-asian="16pt" style:font-name-complex="TH Sarabun New1" style:font-size-complex="16pt"/>
    </style:style>
    <style:style style:name="P5" style:family="paragraph" style:parent-style-name="Standard" style:list-style-name="L2">
      <style:text-properties style:font-name="TH Sarabun New1" fo:font-size="16pt" officeooo:rsid="0019a1dd" officeooo:paragraph-rsid="001ec62c" style:font-size-asian="16pt" style:font-name-complex="TH Sarabun New1" style:font-size-complex="16pt"/>
    </style:style>
    <style:style style:name="P6" style:family="paragraph" style:parent-style-name="Standard">
      <style:text-properties style:font-name="TH Sarabun New1" fo:font-size="16pt" officeooo:rsid="0023e2dc" officeooo:paragraph-rsid="0023e2dc" style:font-size-asian="16pt" style:font-name-complex="TH Sarabun New1" style:font-size-complex="16pt" style:language-complex="th" style:country-complex="TH"/>
    </style:style>
    <style:style style:name="P7" style:family="paragraph" style:parent-style-name="Standard" style:list-style-name="L1">
      <style:text-properties style:font-name="TH Sarabun New1" fo:font-size="16pt" officeooo:rsid="0023e2dc" officeooo:paragraph-rsid="0023e2dc" style:font-size-asian="16pt" style:font-name-complex="TH Sarabun New1" style:font-size-complex="16pt" style:language-complex="th" style:country-complex="TH"/>
    </style:style>
    <style:style style:name="P8" style:family="paragraph" style:parent-style-name="Standard" style:list-style-name="L1">
      <style:text-properties style:font-name="TH Sarabun New1" fo:font-size="16pt" officeooo:rsid="001cde60" officeooo:paragraph-rsid="001ec62c" style:font-size-asian="16pt" style:font-name-complex="TH Sarabun New1" style:font-size-complex="16pt"/>
    </style:style>
    <style:style style:name="P9" style:family="paragraph" style:parent-style-name="Standard" style:list-style-name="L1">
      <style:text-properties style:font-name="TH Sarabun New1" fo:font-size="16pt" officeooo:rsid="001ec62c" officeooo:paragraph-rsid="001cde60" style:font-size-asian="16pt" style:font-name-complex="TH Sarabun New1" style:font-size-complex="16pt"/>
    </style:style>
    <style:style style:name="P10" style:family="paragraph" style:parent-style-name="Standard" style:list-style-name="L1">
      <style:text-properties style:font-name="TH Sarabun New1" fo:font-size="16pt" officeooo:rsid="001ec62c" officeooo:paragraph-rsid="001ec62c" style:font-size-asian="16pt" style:font-name-complex="TH Sarabun New1" style:font-size-complex="16pt"/>
    </style:style>
    <style:style style:name="P11" style:family="paragraph" style:parent-style-name="Standard" style:list-style-name="L2">
      <style:text-properties style:font-name="TH Sarabun New1" fo:font-size="16pt" officeooo:rsid="00235457" officeooo:paragraph-rsid="00235457" style:font-size-asian="16pt" style:font-name-complex="TH Sarabun New1" style:font-size-complex="16pt"/>
    </style:style>
    <style:style style:name="P12" style:family="paragraph" style:parent-style-name="Standard" style:list-style-name="L2">
      <style:text-properties style:font-name="TH Sarabun New1" fo:font-size="16pt" officeooo:rsid="001b41c4" officeooo:paragraph-rsid="001ec62c" style:font-size-asian="16pt" style:font-name-complex="TH Sarabun New1" style:font-size-complex="16pt"/>
    </style:style>
    <style:style style:name="P13" style:family="paragraph" style:parent-style-name="Standard" style:list-style-name="L2">
      <style:text-properties style:font-name="TH Sarabun New1" fo:font-size="16pt" officeooo:rsid="001b41c4" officeooo:paragraph-rsid="001cde60" style:font-size-asian="16pt" style:font-name-complex="TH Sarabun New1" style:font-size-complex="16pt"/>
    </style:style>
    <style:style style:name="P14" style:family="paragraph" style:parent-style-name="Standard">
      <style:text-properties style:font-name="TH Sarabun New1" fo:font-size="16pt" officeooo:rsid="001b41c4" officeooo:paragraph-rsid="001ec62c" style:font-size-asian="16pt" style:font-name-complex="TH Sarabun New1" style:font-size-complex="16pt"/>
    </style:style>
    <style:style style:name="P15" style:family="paragraph" style:parent-style-name="Standard">
      <style:text-properties style:font-name="TH Sarabun New1" fo:font-size="16pt" officeooo:rsid="001b41c4" officeooo:paragraph-rsid="001b41c4" style:font-size-asian="16pt" style:font-name-complex="TH Sarabun New1" style:font-size-complex="16pt"/>
    </style:style>
    <style:style style:name="P16" style:family="paragraph" style:parent-style-name="Standard" style:list-style-name="L3">
      <style:text-properties style:font-name="TH Sarabun New1" fo:font-size="16pt" officeooo:rsid="001f1961" officeooo:paragraph-rsid="001f1961" style:font-size-asian="16pt" style:font-name-complex="TH Sarabun New1" style:font-size-complex="16pt"/>
    </style:style>
    <style:style style:name="P17" style:family="paragraph" style:parent-style-name="Standard" style:list-style-name="L4">
      <style:text-properties style:font-name="TH Sarabun New1" fo:font-size="16pt" officeooo:rsid="001f1961" officeooo:paragraph-rsid="001f1961" style:font-size-asian="16pt" style:font-name-complex="TH Sarabun New1" style:font-size-complex="16pt"/>
    </style:style>
    <style:style style:name="P18" style:family="paragraph" style:parent-style-name="Standard" style:list-style-name="L3">
      <style:text-properties style:font-name="TH Sarabun New1" fo:font-size="16pt" officeooo:rsid="00201c33" officeooo:paragraph-rsid="00201c33" style:font-size-asian="16pt" style:font-name-complex="TH Sarabun New1" style:font-size-complex="16pt"/>
    </style:style>
    <style:style style:name="P19" style:family="paragraph" style:parent-style-name="Standard" style:list-style-name="L5">
      <style:text-properties style:font-name="TH Sarabun New1" fo:font-size="16pt" officeooo:rsid="00201c33" officeooo:paragraph-rsid="00201c33" style:font-size-asian="16pt" style:font-name-complex="TH Sarabun New1" style:font-size-complex="16pt"/>
    </style:style>
    <style:style style:name="P20" style:family="paragraph" style:parent-style-name="Standard" style:list-style-name="L3">
      <style:text-properties style:font-name="TH Sarabun New1" fo:font-size="16pt" officeooo:rsid="00216216" officeooo:paragraph-rsid="00216216" style:font-size-asian="16pt" style:font-name-complex="TH Sarabun New1" style:font-size-complex="16pt"/>
    </style:style>
    <style:style style:name="P21" style:family="paragraph" style:parent-style-name="Standard" style:list-style-name="L1">
      <style:text-properties style:font-name="TH Sarabun New1" fo:font-size="16pt" officeooo:paragraph-rsid="001ec62c" style:font-size-asian="16pt" style:font-name-complex="TH Sarabun New1" style:font-size-complex="16pt"/>
    </style:style>
    <style:style style:name="P22" style:family="paragraph" style:parent-style-name="Standard" style:list-style-name="L2">
      <style:text-properties style:font-name="TH Sarabun New1" fo:font-size="16pt" officeooo:paragraph-rsid="001ec62c" style:font-size-asian="16pt" style:font-name-complex="TH Sarabun New1" style:font-size-complex="16pt"/>
    </style:style>
    <style:style style:name="P23" style:family="paragraph" style:parent-style-name="Standard">
      <style:text-properties style:font-name="TH Sarabun New1" fo:font-size="16pt" style:text-underline-style="solid" style:text-underline-width="auto" style:text-underline-color="font-color" fo:font-weight="bold" officeooo:rsid="001b41c4" officeooo:paragraph-rsid="001b41c4" style:font-size-asian="16pt" style:font-weight-asian="bold" style:font-name-complex="TH Sarabun New1" style:font-size-complex="16pt" style:font-weight-complex="bold"/>
    </style:style>
    <style:style style:name="P24" style:family="paragraph" style:parent-style-name="Standard">
      <style:text-properties style:font-name="TH Sarabun New1" fo:font-size="16pt" style:text-underline-style="solid" style:text-underline-width="auto" style:text-underline-color="font-color" fo:font-weight="bold" officeooo:rsid="0019a1dd" officeooo:paragraph-rsid="0019a1dd" style:font-size-asian="16pt" style:font-weight-asian="bold" style:font-name-complex="TH Sarabun New1" style:font-size-complex="16pt" style:font-weight-complex="bold"/>
    </style:style>
    <style:style style:name="P25" style:family="paragraph" style:parent-style-name="Standard" style:list-style-name="L5">
      <style:text-properties fo:color="#0000a8" style:font-name="TH Sarabun New1" fo:font-size="16pt" fo:font-weight="bold" officeooo:rsid="00285578" officeooo:paragraph-rsid="00285578" style:font-size-asian="16pt" style:font-weight-asian="bold" style:font-name-complex="TH Sarabun New1" style:font-size-complex="16pt" style:font-weight-complex="bold"/>
    </style:style>
    <style:style style:name="P26" style:family="paragraph" style:parent-style-name="Standard">
      <style:paragraph-properties fo:break-before="page"/>
      <style:text-properties style:font-name="TH Sarabun New1" fo:font-size="16pt" style:text-underline-style="solid" style:text-underline-width="auto" style:text-underline-color="font-color" fo:font-weight="bold" officeooo:rsid="001ec62c" officeooo:paragraph-rsid="001ec62c" style:font-size-asian="16pt" style:font-weight-asian="bold" style:font-name-complex="TH Sarabun New1" style:font-size-complex="16pt" style:font-weight-complex="bold"/>
    </style:style>
    <style:style style:name="P27" style:family="paragraph" style:parent-style-name="Table_20_Contents">
      <style:text-properties style:font-name="TH Sarabun New1" fo:font-size="16pt" officeooo:rsid="001cde60" officeooo:paragraph-rsid="001cde60" style:font-size-asian="16pt" style:font-name-complex="TH Sarabun New1" style:font-size-complex="16pt"/>
    </style:style>
    <style:style style:name="P28" style:family="paragraph" style:parent-style-name="Table_20_Contents">
      <style:text-properties fo:color="#ff0000" style:font-name="TH Sarabun New1" fo:font-size="16pt" fo:font-weight="bold" officeooo:rsid="001cde60" officeooo:paragraph-rsid="001cde60" fo:background-color="transparent" style:font-size-asian="16pt" style:font-weight-asian="bold" style:font-name-complex="TH Sarabun New1" style:font-size-complex="16pt" style:font-weight-complex="bold"/>
    </style:style>
    <style:style style:name="P29" style:family="paragraph" style:parent-style-name="Table_20_Contents">
      <style:text-properties fo:color="#ff0000" style:font-name="TH Sarabun New1" fo:font-size="16pt" fo:font-weight="bold" officeooo:rsid="001cde60" officeooo:paragraph-rsid="001cde60" style:font-size-asian="16pt" style:font-weight-asian="bold" style:font-name-complex="TH Sarabun New1" style:font-size-complex="16pt" style:font-weight-complex="bold"/>
    </style:style>
    <style:style style:name="P30" style:family="paragraph" style:parent-style-name="Table_20_Contents">
      <style:text-properties fo:color="#0000a8" style:font-name="TH Sarabun New1" fo:font-size="16pt" fo:font-weight="bold" style:font-size-asian="16pt" style:font-weight-asian="bold" style:font-name-complex="TH Sarabun New1" style:font-size-complex="16pt" style:font-weight-complex="bold"/>
    </style:style>
    <style:style style:name="P31" style:family="paragraph" style:parent-style-name="Table_20_Contents">
      <style:text-properties fo:color="#0000a8" style:font-name="TH Sarabun New1" fo:font-size="16pt" fo:font-weight="bold" officeooo:rsid="002848f0" officeooo:paragraph-rsid="002848f0" style:font-size-asian="16pt" style:font-weight-asian="bold" style:font-name-complex="TH Sarabun New1" style:font-size-complex="16pt" style:font-weight-complex="bold"/>
    </style:style>
    <style:style style:name="P32" style:family="paragraph" style:parent-style-name="Table_20_Contents">
      <style:text-properties fo:color="#0000a8" style:font-name="TH Sarabun New1" fo:font-size="16pt" fo:font-weight="bold" officeooo:rsid="002a0633" officeooo:paragraph-rsid="002a0633" style:font-size-asian="16pt" style:font-weight-asian="bold" style:font-name-complex="TH Sarabun New1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a8" style:font-name="TH Sarabun New1" fo:font-size="12pt" fo:font-weight="bold" officeooo:rsid="002a0633" officeooo:paragraph-rsid="002a0633" style:font-size-asian="12pt" style:font-weight-asian="bold" style:font-name-complex="TH Sarabun New1" style:font-size-complex="12pt" style:font-weight-complex="bold"/>
    </style:style>
    <style:style style:name="T1" style:family="text">
      <style:text-properties style:font-name="TH Sarabun New1" fo:font-size="16pt" officeooo:rsid="0019a1dd" style:font-size-asian="16pt" style:font-name-complex="TH Sarabun New1" style:font-size-complex="16pt"/>
    </style:style>
    <style:style style:name="T2" style:family="text">
      <style:text-properties style:font-name="TH Sarabun New1" fo:font-size="16pt" officeooo:rsid="001b41c4" style:font-size-asian="16pt" style:font-name-complex="TH Sarabun New1" style:font-size-complex="16pt"/>
    </style:style>
    <style:style style:name="T3" style:family="text">
      <style:text-properties style:font-name="TH Sarabun New1" fo:font-size="16pt" officeooo:rsid="001cde60" style:font-size-asian="16pt" style:font-name-complex="TH Sarabun New1" style:font-size-complex="16pt"/>
    </style:style>
    <style:style style:name="T4" style:family="text">
      <style:text-properties style:font-name="TH Sarabun New1" fo:font-size="16pt" officeooo:rsid="001ec62c" style:font-size-asian="16pt" style:font-name-complex="TH Sarabun New1" style:font-size-complex="16pt"/>
    </style:style>
    <style:style style:name="T5" style:family="text">
      <style:text-properties style:font-name="TH Sarabun New1" fo:font-size="16pt" officeooo:rsid="002848f0" style:font-size-asian="16pt" style:font-name-complex="TH Sarabun New1" style:font-size-complex="16pt"/>
    </style:style>
    <style:style style:name="T6" style:family="text">
      <style:text-properties officeooo:rsid="001cde60"/>
    </style:style>
    <style:style style:name="T7" style:family="text">
      <style:text-properties officeooo:rsid="001f196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235457"/>
    </style:style>
    <style:style style:name="T11" style:family="text">
      <style:text-properties officeooo:rsid="001b41c4"/>
    </style:style>
    <style:style style:name="T12" style:family="text">
      <style:text-properties fo:font-weight="bold" officeooo:rsid="002848f0" style:font-weight-asian="bold" style:font-weight-complex="bold"/>
    </style:style>
    <style:style style:name="T13" style:family="text">
      <style:text-properties officeooo:rsid="002848f0"/>
    </style:style>
    <style:style style:name="T14" style:family="text">
      <style:text-properties officeooo:rsid="00285578"/>
    </style:style>
    <style:style style:name="T15" style:family="text">
      <style:text-properties officeooo:rsid="002a0633"/>
    </style:style>
    <style:style style:name="T16" style:family="text">
      <style:text-properties fo:font-size="16pt" officeooo:rsid="001cde60" style:font-size-asian="16pt" style:font-size-complex="16pt"/>
    </style:style>
    <style:style style:name="T17" style:family="text">
      <style:text-properties fo:font-size="16pt" officeooo:rsid="001ec62c" style:font-size-asian="16pt" style:font-size-complex="16pt"/>
    </style:style>
    <style:style style:name="T18" style:family="text">
      <style:text-properties fo:font-size="16pt" officeooo:rsid="0019a1dd" style:font-size-asian="16pt" style:font-size-complex="16pt"/>
    </style:style>
    <style:style style:name="T19" style:family="text">
      <style:text-properties fo:font-size="16pt" officeooo:rsid="001b41c4" style:font-size-asian="16pt" style:font-size-complex="16pt"/>
    </style:style>
    <style:style style:name="T20" style:family="text">
      <style:text-properties fo:font-size="16pt" officeooo:rsid="002848f0" style:font-size-asian="16pt" style:font-size-complex="16pt"/>
    </style:style>
    <style:style style:name="T21" style:family="text">
      <style:text-properties style:font-name="TH Sarabun New1" style:font-name-complex="TH Sarabun New1"/>
    </style:style>
    <style:style style:name="T22" style:family="text">
      <style:text-properties style:font-name="TH Sarabun New1" officeooo:rsid="00285578" style:font-name-complex="TH Sarabun New1"/>
    </style:style>
    <style:style style:name="T23" style:family="text">
      <style:text-properties style:font-name="TH Sarabun New1" officeooo:rsid="001b41c4" style:font-name-complex="TH Sarabun New1"/>
    </style:style>
    <style:style style:name="T24" style:family="text">
      <style:text-properties style:font-name="TH Sarabun New1" officeooo:rsid="002848f0" style:font-name-complex="TH Sarabun New1"/>
    </style:style>
    <style:style style:name="T25" style:family="text">
      <style:text-properties style:font-name="TH Sarabun New1" fo:font-size="16pt" style:font-size-asian="16pt" style:font-name-complex="TH Sarabun New1" style:font-size-complex="16pt"/>
    </style:style>
    <style:style style:name="T26" style:family="text">
      <style:text-properties style:font-name="TH Sarabun New1" fo:font-size="16pt" officeooo:rsid="001b41c4" style:font-size-asian="16pt" style:font-name-complex="TH Sarabun New1" style:font-size-complex="16pt"/>
    </style:style>
    <style:style style:name="T27" style:family="text">
      <style:text-properties style:font-name="TH Sarabun New1" fo:font-size="16pt" officeooo:rsid="002848f0" style:font-size-asian="16pt" style:font-name-complex="TH Sarabun New1" style:font-size-complex="16pt"/>
    </style:style>
    <style:style style:name="T28" style:family="text">
      <style:text-properties style:font-name="TH Sarabun New1" fo:font-size="16pt" fo:font-weight="bold" officeooo:rsid="002848f0" style:font-size-asian="16pt" style:font-weight-asian="bold" style:font-name-complex="TH Sarabun New1" style:font-size-complex="16pt" style:font-weight-complex="bold"/>
    </style:style>
    <style:style style:name="T29" style:family="text">
      <style:text-properties officeooo:rsid="001ec62c"/>
    </style:style>
    <style:style style:name="T30" style:family="text">
      <style:text-properties officeooo:rsid="0019a1dd"/>
    </style:style>
    <style:style style:name="T31" style:family="text">
      <style:text-properties fo:color="#0000a8" style:font-name="TH Sarabun New1" fo:font-size="16pt" fo:font-weight="bold" officeooo:rsid="002848f0" style:font-size-asian="16pt" style:font-weight-asian="bold" style:font-name-complex="TH Sarabun New1" style:font-size-complex="16pt" style:font-weight-complex="bold"/>
    </style:style>
    <style:style style:name="T32" style:family="text">
      <style:text-properties fo:color="#0000a8" fo:font-weight="bold" officeooo:rsid="002848f0" style:font-weight-asian="bold" style:font-weight-complex="bold"/>
    </style:style>
    <style:style style:name="T33" style:family="text">
      <style:text-properties fo:color="#0000a8" fo:font-weight="bold" officeooo:rsid="00285578" style:font-weight-asian="bold" style:font-weight-complex="bold"/>
    </style:style>
    <style:style style:name="T34" style:family="text">
      <style:text-properties fo:color="#0000a8" officeooo:rsid="002855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เพิ่มแท็บ </text:span>ข้อมูล DM เพิ่มเติม <text:span text:style-name="T6">(ยังไม่รู้ไว้ไหน เก็บไว้ก่อน)</text:span></text:p>
      <text:p text:style-name="P3"/>
      <text:p text:style-name="P6">กระดิ่งมี 3 ระดับ</text:p>
      <text:p text:style-name="P6">- ALERT</text:p>
      <text:p text:style-name="P6">- WARNNING</text:p>
      <text:p text:style-name="P6">- INFORMATION</text:p>
      <text:p text:style-name="P6"/>
      <text:p text:style-name="P23"><text:s/>ระบบหน้าห้องตรวจ</text:p>
      <text:list xml:id="list1407654525" text:style-name="L1">
        <text:list-item>
          <text:p text:style-name="P7">เมนู Chiefcomplaint เปลี่ยนเป็น <text:span text:style-name="T9">Patient Data</text:span></text:p>
        </text:list-item>
        <text:list-item>
          <text:p text:style-name="P8">แท็บ V/S | CC</text:p>
          <text:list>
            <text:list-item>
              <text:p text:style-name="P8">เปลี่ยนคำ V/S | CC เป็น <text:span text:style-name="T8">VITAL SIGNS AND CONTOUR OF PATIENT</text:span></text:p>
            </text:list-item>
            <text:list-item>
              <text:p text:style-name="P21"><text:span text:style-name="T6">เรียงลำดับดังนี้ (คำที่เป็นตัวอักษรสีแดงให้แก้ไขคำตามนี้)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7">BT</text:p>
          </table:table-cell>
          <table:table-cell table:style-name="Table1.A1" office:value-type="string">
            <text:p text:style-name="P28">PR</text:p>
          </table:table-cell>
          <table:table-cell table:style-name="Table1.A1" office:value-type="string">
            <text:p text:style-name="P29">WC</text:p>
          </table:table-cell>
          <table:table-cell table:style-name="Table1.D1" office:value-type="string">
            <text:p text:style-name="P29">BW</text:p>
          </table:table-cell>
        </table:table-row>
        <table:table-row>
          <table:table-cell table:style-name="Table1.A2" office:value-type="string">
            <text:p text:style-name="P27">BP</text:p>
          </table:table-cell>
          <table:table-cell table:style-name="Table1.A2" office:value-type="string">
            <text:p text:style-name="P27">PR Thythm</text:p>
          </table:table-cell>
          <table:table-cell table:style-name="Table1.A2" office:value-type="string">
            <text:p text:style-name="P29">IC</text:p>
          </table:table-cell>
          <table:table-cell table:style-name="Table1.D2" office:value-type="string">
            <text:p text:style-name="P27">Ht</text:p>
          </table:table-cell>
        </table:table-row>
        <table:table-row>
          <table:table-cell table:style-name="Table1.A2" office:value-type="string">
            <text:p text:style-name="P27">Position</text:p>
          </table:table-cell>
          <table:table-cell table:style-name="Table1.A2" office:value-type="string">
            <text:p text:style-name="P29">RR</text:p>
          </table:table-cell>
          <table:table-cell table:style-name="Table1.A2" office:value-type="string">
            <text:p text:style-name="P29">EC</text:p>
          </table:table-cell>
          <table:table-cell table:style-name="Table1.D2" office:value-type="string">
            <text:p text:style-name="P27">BMI</text:p>
          </table:table-cell>
        </table:table-row>
        <table:table-row>
          <table:table-cell table:style-name="Table1.A2" office:value-type="string">
            <text:p text:style-name="P27">Arm</text:p>
          </table:table-cell>
          <table:table-cell table:style-name="Table1.A2" office:value-type="string">
            <text:p text:style-name="P27">O2sat</text:p>
          </table:table-cell>
          <table:table-cell table:style-name="Table1.A2" office:value-type="string">
            <text:p text:style-name="P29">HC</text:p>
          </table:table-cell>
          <table:table-cell table:style-name="Table1.D2" office:value-type="string">
            <text:p text:style-name="P27">IBW</text:p>
          </table:table-cell>
        </table:table-row>
      </table:table>
      <text:list xml:id="list152304235824943" text:continue-numbering="true" text:style-name="L1">
        <text:list-item>
          <text:list>
            <text:list-item>
              <text:p text:style-name="P9">ในช่องที่เป็นคำอธิบายให้แสดงดังนี้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7">BT</text:p>
          </table:table-cell>
          <table:table-cell table:style-name="Table2.A1" office:value-type="string">
            <text:p text:style-name="P27">อุณหภูมิร่างกาย</text:p>
          </table:table-cell>
          <table:table-cell table:style-name="Table2.A1" office:value-type="string">
            <text:p text:style-name="P27">WC</text:p>
          </table:table-cell>
          <table:table-cell table:style-name="Table2.D1" office:value-type="string">
            <text:p text:style-name="P27">เส้นรอบเอว</text:p>
          </table:table-cell>
        </table:table-row>
        <table:table-row>
          <table:table-cell table:style-name="Table2.A2" office:value-type="string">
            <text:p text:style-name="P27">BP</text:p>
          </table:table-cell>
          <table:table-cell table:style-name="Table2.A2" office:value-type="string">
            <text:p text:style-name="P27">ความดันโลหิต<text:span text:style-name="T10">บน/ล่าง</text:span></text:p>
          </table:table-cell>
          <table:table-cell table:style-name="Table2.A2" office:value-type="string">
            <text:p text:style-name="P27">IC</text:p>
          </table:table-cell>
          <table:table-cell table:style-name="Table2.D2" office:value-type="string">
            <text:p text:style-name="P27">เส้นรอบอกขณะหายใจเข้า</text:p>
          </table:table-cell>
        </table:table-row>
        <table:table-row>
          <table:table-cell table:style-name="Table2.A2" office:value-type="string">
            <text:p text:style-name="P27">Position</text:p>
          </table:table-cell>
          <table:table-cell table:style-name="Table2.A2" office:value-type="string">
            <text:p text:style-name="P27">ท่าวัดความดันโลหิต</text:p>
          </table:table-cell>
          <table:table-cell table:style-name="Table2.A2" office:value-type="string">
            <text:p text:style-name="P27">EC</text:p>
          </table:table-cell>
          <table:table-cell table:style-name="Table2.D2" office:value-type="string">
            <text:p text:style-name="P27">เส้นรอบอกขณะหายใจออก</text:p>
          </table:table-cell>
        </table:table-row>
        <table:table-row>
          <table:table-cell table:style-name="Table2.A2" office:value-type="string">
            <text:p text:style-name="P27">Arm</text:p>
          </table:table-cell>
          <table:table-cell table:style-name="Table2.A2" office:value-type="string">
            <text:p text:style-name="P27">แขนข้างที่วัดความดันโลหิต</text:p>
          </table:table-cell>
          <table:table-cell table:style-name="Table2.A2" office:value-type="string">
            <text:p text:style-name="P27">HC</text:p>
          </table:table-cell>
          <table:table-cell table:style-name="Table2.D2" office:value-type="string">
            <text:p text:style-name="P27">เส้นรอบศีรษะ</text:p>
          </table:table-cell>
        </table:table-row>
        <table:table-row>
          <table:table-cell table:style-name="Table2.A2" office:value-type="string">
            <text:p text:style-name="P27">PR</text:p>
          </table:table-cell>
          <table:table-cell table:style-name="Table2.A2" office:value-type="string">
            <text:p text:style-name="P27">ชีพจร</text:p>
          </table:table-cell>
          <table:table-cell table:style-name="Table2.A2" office:value-type="string">
            <text:p text:style-name="P27">BW</text:p>
          </table:table-cell>
          <table:table-cell table:style-name="Table2.D2" office:value-type="string">
            <text:p text:style-name="P27">น้ำหนัก</text:p>
          </table:table-cell>
        </table:table-row>
        <table:table-row>
          <table:table-cell table:style-name="Table2.A2" office:value-type="string">
            <text:p text:style-name="P27">PR Thythm</text:p>
          </table:table-cell>
          <table:table-cell table:style-name="Table2.A2" office:value-type="string">
            <text:p text:style-name="P27">จังหวะของชีพจร</text:p>
          </table:table-cell>
          <table:table-cell table:style-name="Table2.A2" office:value-type="string">
            <text:p text:style-name="P27">Ht</text:p>
          </table:table-cell>
          <table:table-cell table:style-name="Table2.D2" office:value-type="string">
            <text:p text:style-name="P27">ส่วนสูง</text:p>
          </table:table-cell>
        </table:table-row>
        <table:table-row>
          <table:table-cell table:style-name="Table2.A2" office:value-type="string">
            <text:p text:style-name="P27">RR</text:p>
          </table:table-cell>
          <table:table-cell table:style-name="Table2.A2" office:value-type="string">
            <text:p text:style-name="P27">อัตราการหายใจ</text:p>
          </table:table-cell>
          <table:table-cell table:style-name="Table2.A2" office:value-type="string">
            <text:p text:style-name="P27">BMI</text:p>
          </table:table-cell>
          <table:table-cell table:style-name="Table2.D2" office:value-type="string">
            <text:p text:style-name="P27">-</text:p>
          </table:table-cell>
        </table:table-row>
        <table:table-row>
          <table:table-cell table:style-name="Table2.A2" office:value-type="string">
            <text:p text:style-name="P27">O2sat</text:p>
          </table:table-cell>
          <table:table-cell table:style-name="Table2.A2" office:value-type="string">
            <text:p text:style-name="P27">ความเข้มข้นของออกซิเจน</text:p>
          </table:table-cell>
          <table:table-cell table:style-name="Table2.A2" office:value-type="string">
            <text:p text:style-name="P27">IBW</text:p>
          </table:table-cell>
          <table:table-cell table:style-name="Table2.D2" office:value-type="string">
            <text:p text:style-name="P27">-</text:p>
          </table:table-cell>
        </table:table-row>
      </table:table>
      <text:list xml:id="list152305428216546" text:continue-numbering="true" text:style-name="L1">
        <text:list-item>
          <text:list>
            <text:list-item>
              <text:p text:style-name="P10">ช่องส่วนสูง ถ้าเคยมีประวัติการคีย์ให้ใส่ข้อมูลล่าสุดเข้ามาเป็นค่าเริ่มต้น</text:p>
            </text:list-item>
            <text:list-item>
              <text:p text:style-name="P8">ย้าย cc ไปไว้ที่แท็บ NC แทน</text:p>
            </text:list-item>
          </text:list>
        </text:list-item>
        <text:list-item>
          <text:p text:style-name="P8">แท็บ NC</text:p>
          <text:list>
            <text:list-item>
              <text:p text:style-name="P8">เปลี่ยนคำจาก NC เป็น <text:span text:style-name="T8">NURSING ASSESSMENT AND CHIEF COMPLANT</text:span></text:p>
            </text:list-item>
            <text:list-item>
              <text:p text:style-name="P8">cc ที่อยู่ใน V/S | CC ให้มาไว้ที่นี่แทน</text:p>
            </text:list-item>
            <text:list-item>
              <text:p text:style-name="P8">แก้ไขจาก cc เป็น CC คำอธิบายเป็น อาการสำคัญ</text:p>
            </text:list-item>
          </text:list>
        </text:list-item>
      </text:list>
      <text:p text:style-name="P24"><text:soft-page-break/>ระบบห้องแพทย์</text:p>
      <text:list xml:id="list30582236" text:style-name="L2">
        <text:list-item>
          <text:p text:style-name="P11">หน้าแรกขอแพทย์ให้แสดงตามหน้าห้องตรวจแพทย์แต่ยังไม่มีข้อมูล</text:p>
        </text:list-item>
        <text:list-item>
          <text:p text:style-name="P4">แสดงปุ่ม LAB และ PACs ให้มีความแตกต่างระหว่างมีการตรวจ LAB/x-ray กับไม่มีตรวจ LAB/x-ray ในวันนี้</text:p>
        </text:list-item>
        <text:list-item>
          <text:p text:style-name="P4">ไม่ต้องขึ้น popup เตือนแพ้ยา ให้แสดงในกระดิ่งอย่างเดียว</text:p>
        </text:list-item>
        <text:list-item>
          <text:p text:style-name="P12">เพิ่มปุ่ม Check-Out เพื่อระบุสถานะว่าแพทย์สิ้นสุดการรักษาของผู้ป่วยแล้ว <text:span text:style-name="T10">(เมื่อกดปุ่ม check-out จะเป็นการบันทึกทั้งหมดและเปลี่ยนสถานะเป็นสิ้นสุดการรักษา)</text:span></text:p>
        </text:list-item>
        <text:list-item>
          <text:p text:style-name="P11">การ <text:s/><text:span text:style-name="T11">Check-Out </text:span>ของแพทย์จะเช็คข้อมูลดังนี้</text:p>
          <text:list>
            <text:list-item>
              <text:p text:style-name="P11">ตรวจสอบว่ามีการสั่งยาหรือไม่</text:p>
            </text:list-item>
            <text:list-item>
              <text:p text:style-name="P11">ตรวจสอบว่ามีการคีย์ค่าแพทย์หรือไม่</text:p>
            </text:list-item>
            <text:list-item>
              <text:p text:style-name="P11">ตรวจสอบว่าแพทย์ 13 ท่านที่กำหนดมีการ Confirm BP หรือไม่</text:p>
            </text:list-item>
            <text:list-item>
              <text:p text:style-name="P11">ตรวจสอบว่าแพทย์ตาที่กำหนดมีการคีย์ Eye Exam หรือไม่</text:p>
            </text:list-item>
          </text:list>
        </text:list-item>
        <text:list-item>
          <text:p text:style-name="P5">ค่า vital sign ให้แพทย์สามารถแก้ได้ทั้งหมด</text:p>
        </text:list-item>
        <text:list-item>
          <text:p text:style-name="P13">หน้าคิว</text:p>
          <text:list>
            <text:list-item>
              <text:p text:style-name="P12">มี 3 แท็บ OPD Pending , OPD Complete , IPD (สำหรับดู LAB / PACsของผู้ป่วย IPD)</text:p>
            </text:list-item>
            <text:list-item>
              <text:p text:style-name="P12">OPD Pending แสดงรายการผู้ป่วยที่ถูกส่งมาตรวจของแพทย์ในวันนั้น จับจากการพิมพ์ OPD Doctor Record หรือการส่งคิวในหน้าคิวต่อไป</text:p>
            </text:list-item>
            <text:list-item>
              <text:p text:style-name="P12">OPD Complete แสดงรายการผู้ป่วยที่แพทย์ทำการ Check-Out ไปแล้ว</text:p>
            </text:list-item>
            <text:list-item>
              <text:p text:style-name="P12">IPD แสดงรายการผู้ป่วยที่เป็น IPD (ดึงมาเพื่อดู LAB กับ PACs)</text:p>
            </text:list-item>
          </text:list>
        </text:list-item>
        <text:list-item>
          <text:p text:style-name="P5">แท็บ <text:s/>Diagnosis</text:p>
          <text:list>
            <text:list-item>
              <text:p text:style-name="P5">เปลี่ยนคำที่แท็บ Diagnosis เป็น <text:span text:style-name="T8">OPD DOCTOR RECORD TODAY</text:span></text:p>
            </text:list-item>
            <text:list-item>
              <text:p text:style-name="P5">Diagnosis (ที่จะเปลี่ยนเป็นOPD DOCTOR RECORD TODAY) ให้ตัดเอาประวัติการบันทึกออก ไม่ต้องมี</text:p>
            </text:list-item>
          </text:list>
        </text:list-item>
        <text:list-item>
          <text:p text:style-name="P5">แท็บ Medication</text:p>
          <text:list>
            <text:list-item>
              <text:p text:style-name="P5">เพิ่มให้ติ๊กว่า ไม่มียา กรณีที่แพทย์ไม่มีการสั่งยา</text:p>
            </text:list-item>
            <text:list-item>
              <text:p text:style-name="P5">จำนวนจ่ายให้ใส่เป็น Text <text:span text:style-name="T33">เนื่องจากบางครั้งหมอไม่ได้ใส่เป็นจำนวนยา (ตัวอย่างการสั่งที่ไม่ใช่จำนวน 1 wk, 1 month , 1 yr, จัดยาถึงวันนัด)</text:span></text:p>
            </text:list-item>
            <text:list-item>
              <text:p text:style-name="P5">วิธีการใช้ ให้เป็น Area Text</text:p>
            </text:list-item>
            <text:list-item>
              <text:p text:style-name="P5">รายการยาที่ Remed ให้แก้ไขจากยาที่เลือกได้</text:p>
            </text:list-item>
            <text:list-item>
              <text:p text:style-name="P5">รายการยาที่สั่ง เพิ่มคอลัมน์ ราคา/หน่วย , ราคารวม (แสดงข้อมูลกรณีที่บันทึกจำนวนยาเป็นตัวเลข)</text:p>
            </text:list-item>
            <text:list-item>
              <text:p text:style-name="P12">ตอนเข้าประวัติยาแล้ว select all ของวันหนึ่ง เพื่อจะเลือกรายการยาชุดนั้น มันไปติ๊กของวันอื่นด้วย / เปิดไปหน้า 2 แล้วเลือกชุดรายการยามันไม่ select all ของรายการชุดนั้นให้</text:p>
            </text:list-item>
          </text:list>
        </text:list-item>
        <text:list-item>
          <text:p text:style-name="P12">แท็บ Doctor Free</text:p>
          <text:list>
            <text:list-item>
              <text:p text:style-name="P22"><text:span text:style-name="T30">เปลี่ยนคำที่แท็บDoctor Free เป็น Doctor Fee</text:span></text:p>
            </text:list-item>
          </text:list>
        </text:list-item>
        <text:list-item>
          <text:p text:style-name="P12"><text:soft-page-break/>เพิ่มแท็บ RECORD TODAY สำหรับแสดงเอกสารสแกนของผู้ป่วยที่มีในวันนั้น (แสดงเฉพาะในวันที่มา) แยกตาม VN. <text:span text:style-name="T32">แสดงข้อมูลเหมือนใน EMR Document (QR)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1">VN. ____01_ <text:s text:c="4"/>__________(ชื่อแพทย์)____________</text:p>
            <table:table table:name="Table4" table:style-name="Table4">
              <table:table-column table:style-name="Table4.A" table:number-columns-repeated="4"/>
              <table:table-row>
                <table:table-cell table:style-name="Table4.A1" office:value-type="string">
                  <text:p text:style-name="P30"/>
                </table:table-cell>
                <table:table-cell table:style-name="Table4.A1" office:value-type="string">
                  <text:p text:style-name="P30"/>
                </table:table-cell>
                <table:table-cell table:style-name="Table4.A1" office:value-type="string">
                  <text:p text:style-name="P30"/>
                </table:table-cell>
                <table:table-cell table:style-name="Table4.D1" office:value-type="string">
                  <text:p text:style-name="P30"/>
                </table:table-cell>
              </table:table-row>
              <table:table-row>
                <table:table-cell table:style-name="Table4.A2" office:value-type="string">
                  <text:p text:style-name="P33">ชื่อเอกสาร</text:p>
                </table:table-cell>
                <table:table-cell table:style-name="Table4.A2" office:value-type="string">
                  <text:p text:style-name="P33">ชื่อเอกสาร</text:p>
                </table:table-cell>
                <table:table-cell table:style-name="Table4.A2" office:value-type="string">
                  <text:p text:style-name="P33">ชื่อเอกสาร</text:p>
                </table:table-cell>
                <table:table-cell table:style-name="Table4.D2" office:value-type="string">
                  <text:p text:style-name="P33">ชื่อเอกสาร</text:p>
                </table:table-cell>
              </table:table-row>
            </table:table>
            <text:p text:style-name="P32"/>
            <text:p text:style-name="P31">VN. ____02_ <text:s text:c="4"/>__________(ชื่อแพทย์)____________</text:p>
            <table:table table:name="Table5" table:style-name="Table5">
              <table:table-column table:style-name="Table5.A" table:number-columns-repeated="2"/>
              <table:table-column table:style-name="Table5.C"/>
              <table:table-row>
                <table:table-cell table:style-name="Table5.A1" office:value-type="string">
                  <text:p text:style-name="P30"/>
                </table:table-cell>
                <table:table-cell table:style-name="Table5.A1" office:value-type="string">
                  <text:p text:style-name="P30"/>
                </table:table-cell>
                <table:table-cell table:style-name="Table5.C1" office:value-type="string">
                  <text:p text:style-name="P30"/>
                </table:table-cell>
              </table:table-row>
              <table:table-row>
                <table:table-cell table:style-name="Table5.A2" office:value-type="string">
                  <text:p text:style-name="P33">ชื่อเอกสาร</text:p>
                </table:table-cell>
                <table:table-cell table:style-name="Table5.A2" office:value-type="string">
                  <text:p text:style-name="P33">ชื่อเอกสาร</text:p>
                </table:table-cell>
                <table:table-cell table:style-name="Table5.C2" office:value-type="string">
                  <text:p text:style-name="P33">ชื่อเอกสาร</text:p>
                </table:table-cell>
              </table:table-row>
            </table:table>
            <text:p text:style-name="P31"/>
            <text:p text:style-name="P31">VN. ____03_ <text:s text:c="4"/>__________(ชื่อแพทย์)____________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0"/>
                </table:table-cell>
              </table:table-row>
              <table:table-row>
                <table:table-cell table:style-name="Table6.A2" office:value-type="string">
                  <text:p text:style-name="P33">ชื่อเอกสาร</text:p>
                </table:table-cell>
              </table:table-row>
            </table:table>
            <text:p text:style-name="P31"/>
            <text:p text:style-name="P31">VN. ____04_ <text:s text:c="4"/>__________(ชื่อแพทย์)____________(ไม่มีข้อมูล)</text:p>
          </table:table-cell>
        </table:table-row>
      </table:table>
      <text:p text:style-name="P14"/>
      <text:list xml:id="list152305461061800" text:continue-numbering="true" text:style-name="L2">
        <text:list-item>
          <text:p text:style-name="P2"><text:span text:style-name="T2">เพิ่มแท็บ Eye Exam Today (In-hospital) </text:span><text:span text:style-name="T5">ข้อมูลตามนี้ </text:span><text:a xlink:type="simple" xlink:href="https://docs.google.com/forms/d/e/1FAIpQLSeoAG7Tc3sPvNGqk0zjIylqoOsd6hwRrLeGlUC3M6K28RVsng/viewform" text:style-name="Internet_20_link" text:visited-style-name="Visited_20_Internet_20_Link"><text:span text:style-name="T31">คลิก</text:span></text:a><text:span text:style-name="T25"> </text:span></text:p>
        </text:list-item>
        <text:list-item>
          <text:p text:style-name="P12"/>
        </text:list-item>
      </text:list>
      <text:p text:style-name="P15"/>
      <text:p text:style-name="P26">ระบบ EMR </text:p>
      <text:p text:style-name="P1"><text:span text:style-name="T22">รูปแบบการแสดงผล </text:span><text:a xlink:type="simple" xlink:href="https://bootsnipp.com/snippets/GzKKE" text:style-name="Internet_20_link" text:visited-style-name="Visited_20_Internet_20_Link"><text:span text:style-name="T21">https://bootsnipp.com/snippets/GzKKE</text:span></text:a><text:span text:style-name="T21"> </text:span></text:p>
      <text:list xml:id="list453492715" text:style-name="L3">
        <text:list-item>
          <text:p text:style-name="P16">มีสองแท็บคือ Document (QR) และ Document (HIMS)</text:p>
        </text:list-item>
      </text:list>
      <text:list xml:id="list1474394769" text:style-name="L4">
        <text:list-item>
          <text:list>
            <text:list-item>
              <text:p text:style-name="P17">Document (QR) คือเอกสารสแกนที่พิมพ์มาจากระบบ Clinical data</text:p>
            </text:list-item>
            <text:list-item>
              <text:p text:style-name="P17">Document (HIMS) คือเอกสารสแกนที่พิมพ์มาจากระบบ HIMS</text:p>
            </text:list-item>
          </text:list>
        </text:list-item>
      </text:list>
      <text:list xml:id="list152305185918263" text:continue-list="list453492715" text:style-name="L3">
        <text:list-item>
          <text:p text:style-name="P18">แท็บ <text:span text:style-name="T7">Document (QR)</text:span></text:p>
        </text:list-item>
      </text:list>
      <text:list xml:id="list3323713318" text:style-name="L5">
        <text:list-item>
          <text:list>
            <text:list-item>
              <text:p text:style-name="P19">มีการ filter 2 อย่างคือ ประเภทเอกสาร และ ระหว่างวันที่</text:p>
            </text:list-item>
            <text:list-item>
              <text:p text:style-name="P19">ประเภทเอกสารให้แสดงเฉพาะเท่าที่ผู้ป่วยมีเท่านั้น</text:p>
            </text:list-item>
            <text:list-item>
              <text:p text:style-name="P19">วันที่แสดงเอกสารหากแสดงทั้งหมดจะช้าหรือไม่</text:p>
            </text:list-item>
            <text:list-item>
              <text:p text:style-name="P19">การ filter ประเภทเอกสารหากคลิกเลือกเท่ากับว่าให้แสดงเอกสารตามที่คลิก</text:p>
            </text:list-item>
            <text:list-item>
              <text:p text:style-name="P19">การ filter วันที่ให้ระบุวันที่เริ่มต้น และวันที่สิ้นสุด (มีเป็นปฏิทินให้เลือกด้วย)</text:p>
              <text:list>
                <text:list-item>
                  <text:p text:style-name="P25">Begin ____/____/________ end ____/____/________</text:p>
                </text:list-item>
              </text:list>
            </text:list-item>
          </text:list>
        </text:list-item>
      </text:list>
      <text:list xml:id="list152305113886908" text:continue-list="list152305185918263" text:style-name="L3">
        <text:list-item>
          <text:p text:style-name="P18">แท็บ Document (HIMS)</text:p>
          <text:list>
            <text:list-item>
              <text:p text:style-name="P20">โชว์แบบ HIMS เดิมได้หรือไม่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H Sarabun New" svg:font-family="'TH Sarabun New'"/>
    <style:font-face style:name="FreeSans1" svg:font-family="FreeSans" style:font-family-generic="swiss"/>
    <style:font-face style:name="TH Sarabun New1" svg:font-family="'TH Sarabun New'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 Sarabun New" fo:font-size="16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H Sarabun New" fo:font-family="'TH Sarabun New'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H Sarabun New" fo:font-family="'TH Sarabun New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 Sarabun New" fo:font-family="'TH Sarabun New'" fo:font-size="16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New" fo:font-family="'TH Sarabun New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57:19.491465696</meta:creation-date>
    <dc:date>2019-05-09T15:23:03.846196308</dc:date>
    <meta:editing-duration>PT1H29M52S</meta:editing-duration>
    <meta:editing-cycles>12</meta:editing-cycles>
    <meta:generator>LibreOffice/5.3.1.2$Linux_X86_64 LibreOffice_project/30m0$Build-2</meta:generator>
    <meta:document-statistic meta:table-count="6" meta:image-count="0" meta:object-count="0" meta:page-count="4" meta:paragraph-count="122" meta:word-count="2136" meta:character-count="3186" meta:non-whitespace-character-count="2957"/>
  </office:meta>
</office:document-meta>
</file>